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Negrita" style:font-family-generic="swiss" style:font-pitch="variable"/>
    <style:font-face style:name="Calibri" svg:font-family="Calibri" style:font-adornments="Predeterminado"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style:font-name="Calibri2" officeooo:paragraph-rsid="001b3aff"/>
    </style:style>
    <style:style style:name="P2" style:family="paragraph" style:parent-style-name="Standard">
      <style:text-properties style:font-name="Calibri2"/>
    </style:style>
    <style:style style:name="P3" style:family="paragraph" style:parent-style-name="Standard">
      <style:paragraph-properties fo:text-align="center" style:justify-single-word="false"/>
      <style:text-properties style:font-name="Calibri2" fo:font-size="34pt" style:text-underline-style="solid" style:text-underline-width="auto" style:text-underline-color="font-color" fo:font-weight="bold" officeooo:rsid="001771b9" officeooo:paragraph-rsid="001771b9" style:font-size-asian="34pt" style:font-weight-asian="bold" style:font-size-complex="34pt" style:font-weight-complex="bold"/>
    </style:style>
    <style:style style:name="P4" style:family="paragraph" style:parent-style-name="Standard">
      <style:paragraph-properties fo:text-align="center" style:justify-single-word="false"/>
      <style:text-properties style:font-name="Calibri2" fo:font-size="34pt" style:text-underline-style="none" fo:font-weight="bold" officeooo:rsid="001771b9" officeooo:paragraph-rsid="001771b9" style:font-size-asian="34pt" style:font-weight-asian="bold" style:font-size-complex="34pt" style:font-weight-complex="bold"/>
    </style:style>
    <style:style style:name="P5" style:family="paragraph" style:parent-style-name="Standard">
      <style:text-properties style:font-name="Calibri2" officeooo:rsid="001771b9" officeooo:paragraph-rsid="001771b9"/>
    </style:style>
    <style:style style:name="P6" style:family="paragraph" style:parent-style-name="Standard">
      <style:paragraph-properties fo:text-align="end" style:justify-single-word="false"/>
      <style:text-properties style:font-name="Calibri2" officeooo:rsid="001771b9" officeooo:paragraph-rsid="001771b9"/>
    </style:style>
    <style:style style:name="P7" style:family="paragraph" style:parent-style-name="Standard">
      <style:paragraph-properties fo:text-align="end" style:justify-single-word="false"/>
      <style:text-properties style:font-name="Calibri2" style:text-underline-style="none" officeooo:rsid="001771b9" officeooo:paragraph-rsid="001771b9"/>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Heading_20_1">
      <style:text-properties officeooo:rsid="001b3aff" officeooo:paragraph-rsid="001b3aff"/>
    </style:style>
    <style:style style:name="P11" style:family="paragraph" style:parent-style-name="Heading_20_1">
      <style:paragraph-properties fo:break-before="page"/>
      <style:text-properties officeooo:rsid="001a468d" officeooo:paragraph-rsid="001a468d"/>
    </style:style>
    <style:style style:name="P12" style:family="paragraph" style:parent-style-name="Text_20_body">
      <style:paragraph-properties fo:text-align="justify" style:justify-single-word="false"/>
      <style:text-properties style:font-name="Calibri2" officeooo:rsid="001b3aff" officeooo:paragraph-rsid="001b3aff"/>
    </style:style>
    <style:style style:name="P13" style:family="paragraph" style:parent-style-name="Text_20_body">
      <style:text-properties officeooo:rsid="001b3aff" officeooo:paragraph-rsid="001b3aff"/>
    </style:style>
    <style:style style:name="P14" style:family="paragraph" style:parent-style-name="Text_20_body">
      <style:text-properties officeooo:rsid="001b3aff" officeooo:paragraph-rsid="001d1072"/>
    </style:style>
    <style:style style:name="P15" style:family="paragraph" style:parent-style-name="Text_20_body" style:list-style-name="L1">
      <style:text-properties officeooo:rsid="001b3aff" officeooo:paragraph-rsid="001d1072"/>
    </style:style>
    <style:style style:name="P16" style:family="paragraph" style:parent-style-name="Text_20_body" style:list-style-name="L1">
      <style:text-properties officeooo:rsid="001b3aff" officeooo:paragraph-rsid="001d3827"/>
    </style:style>
    <style:style style:name="P17" style:family="paragraph" style:parent-style-name="Text_20_body" style:list-style-name="L1">
      <style:paragraph-properties>
        <style:tab-stops>
          <style:tab-stop style:position="0.482cm"/>
        </style:tab-stops>
      </style:paragraph-properties>
      <style:text-properties officeooo:rsid="001b3aff" officeooo:paragraph-rsid="001d1072"/>
    </style:style>
    <style:style style:name="P18" style:family="paragraph" style:parent-style-name="Text_20_body">
      <style:text-properties style:text-underline-style="none" officeooo:rsid="001b3aff" officeooo:paragraph-rsid="001b3aff"/>
    </style:style>
    <style:style style:name="P19" style:family="paragraph" style:parent-style-name="Text_20_body" style:list-style-name="L1">
      <style:paragraph-properties fo:margin-left="1.972cm" fo:margin-right="0cm" fo:text-indent="-0.635cm" style:auto-text-indent="false">
        <style:tab-stops>
          <style:tab-stop style:position="0.649cm"/>
        </style:tab-stops>
      </style:paragraph-properties>
      <style:text-properties officeooo:rsid="001b3aff" officeooo:paragraph-rsid="001d3827"/>
    </style:style>
    <style:style style:name="P20" style:family="paragraph" style:parent-style-name="Text_20_body" style:list-style-name="L1">
      <style:paragraph-properties fo:margin-left="1.298cm" fo:margin-right="0cm" fo:text-indent="-0.635cm" style:auto-text-indent="false">
        <style:tab-stops>
          <style:tab-stop style:position="0.457cm"/>
        </style:tab-stops>
      </style:paragraph-properties>
      <style:text-properties officeooo:rsid="001b3aff" officeooo:paragraph-rsid="001d3827"/>
    </style:style>
    <style:style style:name="P21" style:family="paragraph" style:parent-style-name="Text_20_body" style:list-style-name="L1">
      <style:paragraph-properties fo:margin-left="2.526cm" fo:margin-right="0cm" fo:text-indent="-0.635cm" style:auto-text-indent="false">
        <style:tab-stops>
          <style:tab-stop style:position="0.746cm"/>
        </style:tab-stops>
      </style:paragraph-properties>
      <style:text-properties officeooo:rsid="001b3aff" officeooo:paragraph-rsid="001d3827"/>
    </style:style>
    <style:style style:name="P22" style:family="paragraph" style:parent-style-name="Text_20_body" style:list-style-name="L1">
      <style:paragraph-properties fo:margin-left="0cm" fo:margin-right="0cm" fo:text-indent="0cm" style:auto-text-indent="false">
        <style:tab-stops/>
      </style:paragraph-properties>
      <style:text-properties officeooo:rsid="001b3aff" officeooo:paragraph-rsid="001d3827"/>
    </style:style>
    <style:style style:name="T1" style:family="text">
      <style:text-properties officeooo:rsid="001b3aff"/>
    </style:style>
    <style:style style:name="T2" style:family="text">
      <style:text-properties officeooo:rsid="001e485b"/>
    </style:style>
    <style:style style:name="T3" style:family="text">
      <style:text-properties fo:font-style="normal" fo:font-weight="normal" officeooo:rsid="001b3aff" style:font-style-asian="normal" style:font-weight-asian="normal" style:font-style-complex="normal" style:font-weight-complex="normal"/>
    </style:style>
    <style:style style:name="T4" style:family="text">
      <style:text-properties officeooo:rsid="001d1072"/>
    </style:style>
    <style:style style:name="T5" style:family="text">
      <style:text-properties officeooo:rsid="001d3827"/>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4">Técnicas de Inteligencia Artificial</text:p>
      <text:p text:style-name="P4"/>
      <text:p text:style-name="P4">Práctica 2 – Aprendizaje</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6"/>
      <text:p text:style-name="P6"/>
      <text:p text:style-name="P6"/>
      <text:p text:style-name="P6"/>
      <text:p text:style-name="P6"/>
      <text:p text:style-name="P6">Víctor Guzmán Pedrajas</text:p>
      <text:p text:style-name="P6">DNI: 48717414–X</text:p>
      <text:p text:style-name="P6">Turno: Jueves, 11:00-12:30</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8">Índice</text:p>
          </text:index-title>
          <text:p text:style-name="P9"><text:a xlink:type="simple" xlink:href="#__RefHeading__1623_97024276" text:style-name="Index_20_Link" text:visited-style-name="Index_20_Link">Introducción<text:tab/>3</text:a></text:p>
          <text:p text:style-name="P9"><text:a xlink:type="simple" xlink:href="#__RefHeading__1625_97024276" text:style-name="Index_20_Link" text:visited-style-name="Index_20_Link">Desarrollo del algoritmo Adaboost<text:tab/>3</text:a></text:p>
          <text:p text:style-name="P9"><text:a xlink:type="simple" xlink:href="#__RefHeading__1627_97024276" text:style-name="Index_20_Link" text:visited-style-name="Index_20_Link">Representación de resultados<text:tab/>3</text:a></text:p>
          <text:p text:style-name="P9"><text:a xlink:type="simple" xlink:href="#__RefHeading__1629_97024276" text:style-name="Index_20_Link" text:visited-style-name="Index_20_Link">Cambios en la interfaz gráfica<text:tab/>3</text:a></text:p>
          <text:p text:style-name="P9"><text:a xlink:type="simple" xlink:href="#__RefHeading__1631_97024276" text:style-name="Index_20_Link" text:visited-style-name="Index_20_Link">Experimentación<text:tab/>3</text:a></text:p>
        </text:index-body>
      </text:table-of-content>
      <text:p text:style-name="P2"/>
      <text:h text:style-name="P11" text:outline-level="1"><text:bookmark-start text:name="__RefHeading__1623_97024276"/>Introducción<text:bookmark-end text:name="__RefHeading__1623_97024276"/></text:h>
      <text:p text:style-name="P1"><text:span text:style-name="T2">A continuación se encuentra la documentación de la </text:span><text:span text:style-name="T3">implementación del algoritmo Adaboost</text:span><text:span text:style-name="T2">, que </text:span><text:span text:style-name="T1">busca obtener un clasificador de puntos aprendiendo a partir de un conjunto de entrenamiento.</text:span></text:p>
      <text:p text:style-name="P12">El algoritmo recibe el conjunto de puntos sobre los que entrenar, y devuelve un clasificador fuerte basado en estos puntos. Pueden consultarse también los clasificadores débiles generados, sean o no parte del clasificador fuerte, y las líneas generadas para crear cada clasificador débil.</text:p>
      <text:h text:style-name="P10" text:outline-level="1"><text:bookmark-start text:name="__RefHeading__1625_97024276"/>Desarrollo del algoritmo Adaboost<text:bookmark-end text:name="__RefHeading__1625_97024276"/></text:h>
      <text:p text:style-name="P14"><text:span text:style-name="T4">El algoritmo se implementa en una clase llamada Adaboost, cuyo constructor recibe la lista de puntos, el número máximo de iteraciones, el número de líneas que se generan para obtener un clasificador débil y los límites del canvas donde se mostrarán los resultados.</text:span></text:p>
      <text:p text:style-name="P14"><text:span text:style-name="T4">El algoritmo se basa en el que está en las transparencias de la asignatura, con lo que será:</text:span></text:p>
      <text:list xml:id="list4227846170798358236" text:style-name="L1">
        <text:list-item>
          <text:p text:style-name="P15"><text:span text:style-name="T5">Inicializamos </text:span><text:span text:style-name="T4">los pesos de los puntos.</text:span></text:p>
        </text:list-item>
        <text:list-item>
          <text:p text:style-name="P16"><text:span text:style-name="T5">Para cada iteración:</text:span></text:p>
          <text:list>
            <text:list-item>
              <text:p text:style-name="P17"><text:span text:style-name="T5">Obtenemos </text:span><text:span text:style-name="T4">un clasificador débil, es decir:</text:span></text:p>
              <text:list>
                <text:list-item>
                  <text:p text:style-name="P21"><text:span text:style-name="T5">Generamos rectas aleatorias.</text:span></text:p>
                </text:list-item>
                <text:list-item>
                  <text:p text:style-name="P21"><text:span text:style-name="T5">Clasificamos todos los puntos del conjunto de entrenamiento, para calcular el epsilon y el alpha.</text:span></text:p>
                </text:list-item>
                <text:list-item>
                  <text:p text:style-name="P21"><text:span text:style-name="T5">Elegimos la recta con mayor alpha.</text:span></text:p>
                </text:list-item>
              </text:list>
            </text:list-item>
            <text:list-item>
              <text:p text:style-name="P19"><text:span text:style-name="T5">Añadimos el clasificador débil al clasificador fuerte acumulado.</text:span></text:p>
            </text:list-item>
            <text:list-item>
              <text:p text:style-name="P19"><text:span text:style-name="T5">Clasificamos los puntos del conjunto de entrenammiento con el clasificador fuerte.</text:span></text:p>
            </text:list-item>
          </text:list>
        </text:list-item>
        <text:list-item>
          <text:p text:style-name="P20"><text:span text:style-name="T5">Terminamos cuando terminan las iteraciones o cuando el clasificador fuerte clasifica correctamente el 100% de los puntos.</text:span></text:p>
          <text:p text:style-name="P22"><text:span text:style-name="T5"/></text:p>
        </text:list-item>
      </text:list>
      <text:h text:style-name="P10" text:outline-level="1"><text:bookmark-start text:name="__RefHeading__1627_97024276"/>Representación de resultados<text:bookmark-end text:name="__RefHeading__1627_97024276"/></text:h>
      <text:p text:style-name="P13"/>
      <text:h text:style-name="P10" text:outline-level="1"><text:bookmark-start text:name="__RefHeading__1629_97024276"/>Cambios en la interfaz gráfica<text:bookmark-end text:name="__RefHeading__1629_97024276"/></text:h>
      <text:p text:style-name="P18"/>
      <text:h text:style-name="P10" text:outline-level="1"><text:bookmark-start text:name="__RefHeading__1631_97024276"/>Experimentación<text:bookmark-end text:name="__RefHeading__1631_9702427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Negrita" style:font-family-generic="swiss" style:font-pitch="variable"/>
    <style:font-face style:name="Calibri" svg:font-family="Calibri" style:font-adornments="Predeterminado"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default-outline-level="1" style:class="text">
      <style:text-properties style:font-name="Calibri1"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8M20S</meta:editing-duration>
    <meta:editing-cycles>9</meta:editing-cycles>
    <meta:generator>LibreOffice/4.0.0.3$Windows_x86 LibreOffice_project/7545bee9c2a0782548772a21bc84a9dcc583b89</meta:generator>
    <dc:date>2013-05-07T12:56:13.80</dc:date>
    <meta:document-statistic meta:table-count="0" meta:image-count="0" meta:object-count="0" meta:page-count="3" meta:paragraph-count="29" meta:word-count="265" meta:character-count="1776" meta:non-whitespace-character-count="1531"/>
    <meta:user-defined meta:name="Info 1"/>
    <meta:user-defined meta:name="Info 2"/>
    <meta:user-defined meta:name="Info 3"/>
    <meta:user-defined meta:name="Info 4"/>
  </office:meta>
</office:document-meta>
</file>